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9410000044179394C5D3411C8C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a2" style:family="table" style:master-page-name="MP0">
      <style:table-properties style:width="6.3in" fo:margin-left="0.3917in" style:page-number="auto" table:align="left"/>
    </style:style>
    <style:style style:name="Tabela2.A" style:family="table-column">
      <style:table-column-properties style:column-width="1.6146in"/>
    </style:style>
    <style:style style:name="Tabela2.B" style:family="table-column">
      <style:table-column-properties style:column-width="0.384in"/>
    </style:style>
    <style:style style:name="Tabela2.C" style:family="table-column">
      <style:table-column-properties style:column-width="1.1785in"/>
    </style:style>
    <style:style style:name="Tabela2.D" style:family="table-column">
      <style:table-column-properties style:column-width="0.2021in"/>
    </style:style>
    <style:style style:name="Tabela2.E" style:family="table-column">
      <style:table-column-properties style:column-width="0.2771in"/>
    </style:style>
    <style:style style:name="Tabela2.F" style:family="table-column">
      <style:table-column-properties style:column-width="1.0639in"/>
    </style:style>
    <style:style style:name="Tabela2.G" style:family="table-column">
      <style:table-column-properties style:column-width="0.3583in"/>
    </style:style>
    <style:style style:name="Tabela2.H" style:family="table-column">
      <style:table-column-properties style:column-width="1.2215in"/>
    </style:style>
    <style:style style:name="Tabela2.1" style:family="table-row">
      <style:table-row-properties style:min-row-height="0.2708in" style:use-optimal-row-height="false"/>
    </style:style>
    <style:style style:name="Tabela2.A1" style:family="table-cell">
      <style:table-cell-properties style:vertical-align="middle" fo:background-color="#dddddd" fo:padding="0.0382in" fo:border="0.25pt solid #000000" style:writing-mode="lr-tb">
        <style:background-image/>
      </style:table-cell-properties>
    </style:style>
    <style:style style:name="Tabela2.2" style:family="table-row">
      <style:table-row-properties style:min-row-height="0.2708in" fo:keep-together="always" style:use-optimal-row-height="false"/>
    </style:style>
    <style:style style:name="Tabela2.A2" style:family="table-cell">
      <style:table-cell-properties style:vertical-align="middle" fo:background-color="#ffffff" fo:padding="0.0382in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2.3" style:family="table-row">
      <style:table-row-properties style:min-row-height="0.3736in" fo:keep-together="always" style:use-optimal-row-height="false"/>
    </style:style>
    <style:style style:name="Tabela2.A3" style:family="table-cell">
      <style:table-cell-properties style:vertical-align="middle" fo:background-color="#ffffff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ela2.4" style:family="table-row">
      <style:table-row-properties style:min-row-height="0.2931in" fo:keep-together="always" style:use-optimal-row-height="false"/>
    </style:style>
    <style:style style:name="Tabela2.6" style:family="table-row">
      <style:table-row-properties style:min-row-height="0.2465in" style:use-optimal-row-height="false"/>
    </style:style>
    <style:style style:name="Tabela2.A6" style:family="table-cell">
      <style:table-cell-properties style:vertical-align="middle" fo:background-color="#dddddd" fo:padding="0.0382in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2.7" style:family="table-row">
      <style:table-row-properties style:min-row-height="0.2292in" style:use-optimal-row-height="false"/>
    </style:style>
    <style:style style:name="Tabela2.A7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8" style:family="table-row">
      <style:table-row-properties style:min-row-height="0.2292in" style:use-optimal-row-height="false"/>
    </style:style>
    <style:style style:name="Tabela2.A8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D8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9" style:family="table-row">
      <style:table-row-properties style:min-row-height="0.2292in" style:use-optimal-row-height="false"/>
    </style:style>
    <style:style style:name="Tabela2.A9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D9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10" style:family="table-row">
      <style:table-row-properties style:min-row-height="0.2292in" style:use-optimal-row-height="false"/>
    </style:style>
    <style:style style:name="Tabela2.11" style:family="table-row">
      <style:table-row-properties style:min-row-height="0.2292in" style:use-optimal-row-height="false"/>
    </style:style>
    <style:style style:name="Tabela2.A11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D11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12" style:family="table-row">
      <style:table-row-properties style:min-row-height="0.2292in" style:use-optimal-row-height="false"/>
    </style:style>
    <style:style style:name="Tabela2.A12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D12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13" style:family="table-row">
      <style:table-row-properties style:min-row-height="0.2729in" style:use-optimal-row-height="false"/>
    </style:style>
    <style:style style:name="Tabela2.14" style:family="table-row">
      <style:table-row-properties style:min-row-height="0.5722in" style:use-optimal-row-height="false"/>
    </style:style>
    <style:style style:name="Tabela2.A14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15" style:family="table-row">
      <style:table-row-properties style:min-row-height="0.3194in" style:use-optimal-row-height="false"/>
    </style:style>
    <style:style style:name="Tabela2.A15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16" style:family="table-row">
      <style:table-row-properties style:min-row-height="0.1938in" style:use-optimal-row-height="false"/>
    </style:style>
    <style:style style:name="Tabela2.17" style:family="table-row">
      <style:table-row-properties style:min-row-height="0.2014in" style:use-optimal-row-height="false"/>
    </style:style>
    <style:style style:name="Tabela2.A17" style:family="table-cell">
      <style:table-cell-properties style:vertical-align="middle" fo:background-color="#ffffff" fo:padding="0.0382in" fo:border-left="0.25pt solid #000000" fo:border-right="0.25pt solid #000000" fo:border-top="0.25pt solid #000000" fo:border-bottom="none" style:writing-mode="lr-tb">
        <style:background-image/>
      </style:table-cell-properties>
    </style:style>
    <style:style style:name="Tabela2.18" style:family="table-row">
      <style:table-row-properties style:min-row-height="0.3875in" style:use-optimal-row-height="false"/>
    </style:style>
    <style:style style:name="Tabela2.D18" style:family="table-cell">
      <style:table-cell-properties style:vertical-align="middle" fo:background-color="#ffffff" fo:padding="0.0382in" fo:border-left="none" fo:border-right="0.25pt solid #000000" fo:border-top="none" fo:border-bottom="0.25pt solid #000000" style:writing-mode="lr-tb">
        <style:background-image/>
      </style:table-cell-properties>
    </style:style>
    <style:style style:name="Tabela2.19" style:family="table-row">
      <style:table-row-properties style:min-row-height="0.1785in" style:use-optimal-row-height="false"/>
    </style:style>
    <style:style style:name="Tabela2.20" style:family="table-row">
      <style:table-row-properties style:min-row-height="0.3514in" style:use-optimal-row-height="false"/>
    </style:style>
    <style:style style:name="Tabela2.A20" style:family="table-cell">
      <style:table-cell-properties style:vertical-align="middle" fo:padding="0.0382in" fo:border-left="0.25pt solid #000000" fo:border-right="none" fo:border-top="0.25pt solid #000000" fo:border-bottom="0.25pt solid #000000" style:writing-mode="lr-tb"/>
    </style:style>
    <style:style style:name="Tabela2.C20" style:family="table-cell">
      <style:table-cell-properties style:vertical-align="middle" fo:padding="0.0382in" fo:border-left="0.25pt solid #000000" fo:border-right="none" fo:border-top="0.25pt solid #000000" fo:border-bottom="0.25pt solid #000000" style:writing-mode="lr-tb"/>
    </style:style>
    <style:style style:name="Tabela2.G20" style:family="table-cell">
      <style:table-cell-properties style:vertical-align="middle" fo:padding="0.0382in" fo:border="0.25pt solid #000000" style:writing-mode="lr-tb"/>
    </style:style>
    <style:style style:name="Tabela2.21" style:family="table-row">
      <style:table-row-properties style:min-row-height="0.2382in" style:use-optimal-row-height="false"/>
    </style:style>
    <style:style style:name="Tabela2.A21" style:family="table-cell">
      <style:table-cell-properties style:vertical-align="middle" fo:padding="0.0382in" fo:border-left="0.25pt solid #000000" fo:border-right="0.25pt solid #000000" fo:border-top="0.25pt solid #000000" fo:border-bottom="none" style:writing-mode="lr-tb"/>
    </style:style>
    <style:style style:name="Tabela2.22" style:family="table-row">
      <style:table-row-properties style:min-row-height="0.3514in" style:use-optimal-row-height="false"/>
    </style:style>
    <style:style style:name="Tabela2.A22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D22" style:family="table-cell">
      <style:table-cell-properties style:vertical-align="middle" fo:padding="0.0382in" fo:border-left="none" fo:border-right="0.25pt solid #000000" fo:border-top="none" fo:border-bottom="0.25pt solid #000000" style:writing-mode="lr-tb"/>
    </style:style>
    <style:style style:name="Tabela2.23" style:family="table-row">
      <style:table-row-properties style:min-row-height="0.2347in" style:use-optimal-row-height="false"/>
    </style:style>
    <style:style style:name="Tabela2.24" style:family="table-row">
      <style:table-row-properties style:min-row-height="0.2514in" style:use-optimal-row-height="false"/>
    </style:style>
    <style:style style:name="Tabela2.A24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E24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25" style:family="table-row">
      <style:table-row-properties style:min-row-height="0.2514in" style:use-optimal-row-height="false"/>
    </style:style>
    <style:style style:name="Tabela2.26" style:family="table-row">
      <style:table-row-properties style:min-row-height="0.2965in" style:use-optimal-row-height="false"/>
    </style:style>
    <style:style style:name="Tabela2.A26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26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27" style:family="table-row">
      <style:table-row-properties style:min-row-height="0.25in" style:use-optimal-row-height="false"/>
    </style:style>
    <style:style style:name="Tabela2.A27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27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28" style:family="table-row">
      <style:table-row-properties style:min-row-height="0.25in" style:use-optimal-row-height="false"/>
    </style:style>
    <style:style style:name="Tabela2.A28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28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29" style:family="table-row">
      <style:table-row-properties style:min-row-height="0.275in" style:use-optimal-row-height="false"/>
    </style:style>
    <style:style style:name="Tabela2.A29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29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30" style:family="table-row">
      <style:table-row-properties style:min-row-height="0.275in" style:use-optimal-row-height="false"/>
    </style:style>
    <style:style style:name="Tabela2.A30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30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31" style:family="table-row">
      <style:table-row-properties style:min-row-height="0.275in" style:use-optimal-row-height="false"/>
    </style:style>
    <style:style style:name="Tabela2.A31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31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32" style:family="table-row">
      <style:table-row-properties style:min-row-height="0.2306in" style:use-optimal-row-height="false"/>
    </style:style>
    <style:style style:name="Tabela2.A32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32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33" style:family="table-row">
      <style:table-row-properties style:min-row-height="0.2306in" style:use-optimal-row-height="false"/>
    </style:style>
    <style:style style:name="Tabela2.A33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33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34" style:family="table-row">
      <style:table-row-properties style:min-row-height="0.2674in" style:use-optimal-row-height="false"/>
    </style:style>
    <style:style style:name="Tabela2.A34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34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35" style:family="table-row">
      <style:table-row-properties style:min-row-height="0.2674in" style:use-optimal-row-height="false"/>
    </style:style>
    <style:style style:name="Tabela2.A35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35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36" style:family="table-row">
      <style:table-row-properties style:min-row-height="0.2674in" style:use-optimal-row-height="false"/>
    </style:style>
    <style:style style:name="Tabela2.37" style:family="table-row">
      <style:table-row-properties style:min-row-height="0.2674in" style:use-optimal-row-height="false"/>
    </style:style>
    <style:style style:name="Tabela2.A37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P1" style:family="paragraph" style:parent-style-name="Header">
      <style:paragraph-properties fo:margin-left="0.3937in" fo:margin-right="0in" fo:text-indent="0in" style:auto-text-indent="false">
        <style:tab-stops>
          <style:tab-stop style:position="2.9528in" style:type="center"/>
          <style:tab-stop style:position="6.2992in" style:type="right"/>
        </style:tab-stops>
      </style:paragraph-properties>
    </style:style>
    <style:style style:name="P2" style:family="paragraph" style:parent-style-name="Table_20_Contents">
      <style:paragraph-properties style:snap-to-layout-grid="false"/>
    </style:style>
    <style:style style:name="P3" style:family="paragraph" style:parent-style-name="Table_20_Contents">
      <style:paragraph-properties fo:text-align="center" style:justify-single-word="false"/>
      <style:text-properties style:font-name="Arial1" style:font-name-complex="Arial1"/>
    </style:style>
    <style:style style:name="P4" style:family="paragraph" style:parent-style-name="Table_20_Contents">
      <style:paragraph-properties fo:text-align="center" style:justify-single-word="false"/>
      <style:text-properties style:font-name="Arial1" fo:font-size="12pt" style:font-size-asian="12pt" style:font-name-complex="Arial1"/>
    </style:style>
    <style:style style:name="P5" style:family="paragraph" style:parent-style-name="Table_20_Contents">
      <style:paragraph-properties fo:text-align="center" style:justify-single-word="false"/>
      <style:text-properties fo:color="#000000" style:font-name="Arial1" fo:font-size="12pt" style:font-size-asian="12pt" style:font-name-complex="Arial1"/>
    </style:style>
    <style:style style:name="P6" style:family="paragraph" style:parent-style-name="Table_20_Contents">
      <style:text-properties style:font-name="Verdana" fo:font-size="10pt" fo:letter-spacing="0.0138in" fo:font-weight="bold" style:font-size-asian="10pt" style:font-weight-asian="bold" style:font-name-complex="Arial1" style:font-size-complex="10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Verdana" fo:font-size="10pt" fo:letter-spacing="0.0138in" fo:font-weight="bold" style:font-size-asian="10pt" style:font-weight-asian="bold" style:font-name-complex="Arial1" style:font-size-complex="10pt" style:font-weight-complex="bold"/>
    </style:style>
    <style:style style:name="P8" style:family="paragraph" style:parent-style-name="Table_20_Contents">
      <loext:graphic-properties draw:fill="solid" draw:fill-color="#dddddd" draw:opacity="100%"/>
      <style:paragraph-properties fo:text-align="start" style:justify-single-word="false" fo:background-color="#dddddd"/>
      <style:text-properties style:font-name="Verdana" fo:font-size="10pt" fo:letter-spacing="0.0138in" fo:font-weight="bold" style:font-size-asian="10pt" style:font-weight-asian="bold" style:font-name-complex="Arial1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Verdana" fo:font-size="10pt" fo:letter-spacing="0.0138in" fo:font-weight="bold" style:font-size-asian="10pt" style:font-weight-asian="bold" style:font-name-complex="Arial1" style:font-size-complex="10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Verdana" fo:font-size="10pt" fo:letter-spacing="0.0138in" style:font-size-asian="10pt" style:font-name-complex="Arial1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Verdana" fo:font-size="10pt" fo:letter-spacing="0.0138in" style:font-size-asian="10pt" style:font-name-complex="Arial1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Verdana" fo:font-size="10pt" fo:letter-spacing="0.0138in" officeooo:rsid="002f8bd1" officeooo:paragraph-rsid="0032b489" style:font-size-asian="10pt" style:font-name-complex="Arial1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Verdana" fo:font-size="10pt" fo:letter-spacing="0.0138in" officeooo:rsid="003563da" officeooo:paragraph-rsid="003563da" style:font-size-asian="10pt" style:font-name-complex="Arial1" style:font-size-complex="10pt"/>
    </style:style>
    <style:style style:name="P14" style:family="paragraph" style:parent-style-name="Table_20_Contents">
      <style:paragraph-properties fo:line-height="115%" fo:text-align="start" style:justify-single-word="false"/>
      <style:text-properties style:font-name="Verdana" fo:font-size="10pt" fo:letter-spacing="0.0138in" fo:font-weight="normal" style:font-size-asian="10pt" style:font-weight-asian="normal" style:font-name-complex="Arial1" style:font-size-complex="10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Verdana" fo:font-size="10pt" fo:letter-spacing="0.0138in" fo:font-weight="normal" style:font-size-asian="10pt" style:font-weight-asian="normal" style:font-name-complex="Arial1" style:font-size-complex="10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Verdana" fo:font-size="10pt" fo:letter-spacing="0.0138in" fo:font-weight="normal" officeooo:paragraph-rsid="002cac42" style:font-size-asian="10pt" style:font-weight-asian="normal" style:font-name-complex="Arial1" style:font-size-complex="10pt" style:font-weight-complex="normal"/>
    </style:style>
    <style:style style:name="P17" style:family="paragraph" style:parent-style-name="Table_20_Contents">
      <style:text-properties style:font-name="Verdana" fo:font-size="10pt" fo:letter-spacing="0.0138in" fo:font-weight="normal" officeooo:paragraph-rsid="002adb76" style:font-size-asian="10pt" style:font-weight-asian="normal" style:font-name-complex="Arial1" style:font-size-complex="10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Verdana" fo:font-size="10pt" fo:letter-spacing="0.0138in" fo:font-weight="normal" officeooo:rsid="002f8bd1" officeooo:paragraph-rsid="002f8bd1" style:font-size-asian="10pt" style:font-weight-asian="normal" style:font-name-complex="Arial1" style:font-size-complex="10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Verdana" fo:font-size="10pt" fo:letter-spacing="0.0138in" fo:font-weight="normal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Verdana" fo:font-size="10pt" fo:letter-spacing="0.0138in" fo:font-weight="normal" fo:background-color="transparent" style:font-size-asian="10pt" style:font-weight-asian="normal" style:font-name-complex="Arial1" style:font-size-complex="10pt" style:font-weight-complex="normal"/>
    </style:style>
    <style:style style:name="P21" style:family="paragraph" style:parent-style-name="Table_20_Contents">
      <style:paragraph-properties fo:text-align="start" style:justify-single-word="false"/>
    </style:style>
    <style:style style:name="P22" style:family="paragraph" style:parent-style-name="Table_20_Contents">
      <style:paragraph-properties fo:text-align="start" style:justify-single-word="false"/>
      <style:text-properties fo:font-weight="normal" fo:background-color="transparent" style:font-weight-asian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use-window-font-color="true" style:font-name="Verdana" fo:font-size="10pt" fo:letter-spacing="0.0138in" fo:font-weight="normal" style:font-size-asian="10pt" style:font-weight-asian="normal" style:font-name-complex="Arial1" style:font-size-complex="10pt" style:font-weight-complex="normal"/>
    </style:style>
    <style:style style:name="P24" style:family="paragraph" style:parent-style-name="Table_20_Contents"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02ddb64" officeooo:paragraph-rsid="002ddb64" style:font-size-asian="10pt" style:font-style-asian="normal" style:font-weight-asian="normal" style:font-size-complex="10pt" style:text-emphasize="none"/>
    </style:style>
    <style:style style:name="P25" style:family="paragraph" style:parent-style-name="Table_20_Contents">
      <style:paragraph-properties fo:margin-left="0.0937in" fo:margin-right="0.0209in" fo:text-align="center" style:justify-single-word="false" fo:text-indent="0in" style:auto-text-indent="false">
        <style:tab-stops/>
      </style:paragraph-properties>
      <style:text-properties fo:color="#000000" style:font-name="Arial1" fo:font-size="11pt" style:font-size-asian="11pt" style:font-name-complex="Arial1" style:font-size-complex="11pt"/>
    </style:style>
    <style:style style:name="P26" style:family="paragraph" style:parent-style-name="Standard">
      <style:paragraph-properties fo:text-align="center" style:justify-single-word="false"/>
    </style:style>
    <style:style style:name="P27" style:family="paragraph" style:parent-style-name="Standard">
      <style:paragraph-properties fo:text-align="center" style:justify-single-word="false" style:snap-to-layout-grid="false">
        <style:tab-stops>
          <style:tab-stop style:position="0in"/>
        </style:tab-stops>
      </style:paragraph-properties>
      <style:text-properties fo:text-transform="uppercase" fo:color="#000000" style:font-name="Arial1" fo:font-weight="bold" style:font-weight-asian="bold" style:font-name-complex="Arial1" style:font-weight-complex="bold"/>
    </style:style>
    <style:style style:name="P28" style:family="paragraph" style:parent-style-name="Standard">
      <style:text-properties style:font-name="Verdana" fo:font-size="10pt" fo:letter-spacing="0.0138in" style:font-size-asian="10pt" style:font-name-complex="Arial1" style:font-size-complex="10pt"/>
    </style:style>
    <style:style style:name="P29" style:family="paragraph" style:parent-style-name="Standard">
      <style:paragraph-properties fo:text-align="center" style:justify-single-word="false"/>
      <style:text-properties style:font-name="Verdana" fo:font-size="10pt" fo:letter-spacing="0.0138in" fo:font-weight="bold" style:font-size-asian="10pt" style:font-weight-asian="bold" style:font-name-complex="Arial1" style:font-size-complex="10pt" style:font-weight-complex="bold"/>
    </style:style>
    <style:style style:name="P30" style:family="paragraph" style:parent-style-name="Standard">
      <style:text-properties style:font-name="Verdana" fo:font-size="10pt" fo:letter-spacing="0.0138in" fo:font-weight="normal" style:font-size-asian="10pt" style:font-weight-asian="normal" style:font-name-complex="Arial1" style:font-size-complex="10pt" style:font-weight-complex="normal"/>
    </style:style>
    <style:style style:name="P31" style:family="paragraph" style:parent-style-name="Standard">
      <style:paragraph-properties fo:line-height="115%">
        <style:tab-stops>
          <style:tab-stop style:position="1.6953in"/>
          <style:tab-stop style:position="1.8465in"/>
          <style:tab-stop style:position="1.8937in"/>
          <style:tab-stop style:position="1.9693in"/>
          <style:tab-stop style:position="2.0835in"/>
          <style:tab-stop style:position="2.8508in"/>
        </style:tab-stops>
      </style:paragraph-properties>
      <style:text-properties style:font-name="Verdana" fo:font-size="10pt" fo:letter-spacing="0.0138in" fo:font-weight="normal" style:font-size-asian="10pt" style:font-weight-asian="normal" style:font-name-complex="Arial1" style:font-size-complex="10pt" style:font-weight-complex="normal"/>
    </style:style>
    <style:style style:name="P32" style:family="paragraph" style:parent-style-name="Table_20_Contents">
      <style:paragraph-properties fo:margin-left="-0.0209in" fo:margin-right="0in" fo:text-indent="0in" style:auto-text-indent="false" fo:break-before="page">
        <style:tab-stops/>
      </style:paragraph-properties>
      <style:text-properties style:font-name="Verdana" fo:font-size="10pt" fo:letter-spacing="0.0138in" fo:font-weight="bold" style:font-size-asian="10pt" style:font-weight-asian="bold" style:font-name-complex="Arial1" style:font-size-complex="10pt" style:font-weight-complex="bold"/>
    </style:style>
    <style:style style:name="P33" style:family="paragraph" style:parent-style-name="Text_20_body">
      <style:paragraph-properties fo:margin-top="0in" fo:margin-bottom="0in" loext:contextual-spacing="false" fo:line-height="150%" fo:text-align="center" style:justify-single-word="false"/>
    </style:style>
    <style:style style:name="P34" style:family="paragraph" style:parent-style-name="Text_20_body">
      <style:paragraph-properties fo:margin-top="0in" fo:margin-bottom="0in" loext:contextual-spacing="false" fo:line-height="150%" fo:text-align="center" style:justify-single-word="false"/>
      <style:text-properties style:font-name="Verdana" fo:font-size="10pt" fo:letter-spacing="0.0138in" style:font-size-asian="10pt" style:font-size-complex="10pt"/>
    </style:style>
    <style:style style:name="T1" style:family="text">
      <style:text-properties style:language-asian="pt" style:country-asian="BR" style:language-complex="ar" style:country-complex="SA"/>
    </style:style>
    <style:style style:name="T2" style:family="text">
      <style:text-properties style:font-name="Arial1"/>
    </style:style>
    <style:style style:name="T3" style:family="text">
      <style:text-properties style:font-name="Arial1" style:font-name-asian="Arial1" style:font-name-complex="Arial1"/>
    </style:style>
    <style:style style:name="T4" style:family="text">
      <style:text-properties style:font-name="Arial1" style:font-name-complex="Arial1"/>
    </style:style>
    <style:style style:name="T5" style:family="text">
      <style:text-properties style:font-name="Verdana" fo:font-size="10pt" fo:letter-spacing="0.0138in" fo:font-weight="bold" style:font-size-asian="10pt" style:font-weight-asian="bold" style:font-name-complex="Arial1" style:font-size-complex="10pt" style:font-weight-complex="bold"/>
    </style:style>
    <style:style style:name="T6" style:family="text">
      <style:text-properties style:font-name="Verdana" fo:font-size="10pt" fo:letter-spacing="0.0138in" style:font-size-asian="10pt" style:font-name-complex="Arial1" style:font-size-complex="10pt"/>
    </style:style>
    <style:style style:name="T7" style:family="text">
      <style:text-properties style:font-name="Verdana" fo:font-size="10pt" fo:letter-spacing="0.0138in" officeooo:rsid="0035f94d" style:font-size-asian="10pt" style:font-name-complex="Arial1" style:font-size-complex="10pt"/>
    </style:style>
    <style:style style:name="T8" style:family="text">
      <style:text-properties style:font-name="Verdana" fo:font-size="10pt" fo:letter-spacing="0.0138in" fo:font-weight="normal" style:font-size-asian="10pt" style:font-weight-asian="normal" style:font-name-complex="Arial1" style:font-size-complex="10pt" style:font-weight-complex="normal"/>
    </style:style>
    <style:style style:name="T9" style:family="text">
      <style:text-properties style:font-name="Verdana" fo:font-size="10pt" fo:letter-spacing="0.0138in" fo:font-weight="normal" officeooo:rsid="0030d508" style:font-size-asian="10pt" style:font-weight-asian="normal" style:font-name-complex="Arial1" style:font-size-complex="10pt" style:font-weight-complex="normal"/>
    </style:style>
    <style:style style:name="T10" style:family="text">
      <style:text-properties style:font-name="Verdana" fo:font-size="10pt" fo:letter-spacing="0.0138in" fo:font-weight="normal" style:font-size-asian="10pt" style:font-weight-asian="normal" style:font-size-complex="10pt" style:font-weight-complex="normal"/>
    </style:style>
    <style:style style:name="T11" style:family="text">
      <style:text-properties officeooo:rsid="0018154d"/>
    </style:style>
    <style:style style:name="T12" style:family="text">
      <style:text-properties style:text-outline="false" style:text-line-through-style="none" style:text-line-through-type="none" style:font-name="Arial" fo:font-size="10pt" fo:letter-spacing="0.0138in" fo:font-style="normal" fo:text-shadow="none" style:text-underline-style="none" fo:font-weight="normal" officeooo:rsid="002ddb64" style:font-size-asian="10pt" style:font-style-asian="normal" style:font-weight-asian="normal" style:font-size-complex="10pt" style:font-weight-complex="normal" style:text-emphasize="none"/>
    </style:style>
    <style:style style:name="T13" style:family="text">
      <style:text-properties style:text-outline="false" style:text-line-through-style="none" style:text-line-through-type="none" style:font-name="Arial" fo:font-size="10pt" fo:letter-spacing="0.0138in" fo:font-style="normal" fo:text-shadow="none" style:text-underline-style="none" fo:font-weight="normal" officeooo:rsid="002f8bd1" style:font-size-asian="10pt" style:font-style-asian="normal" style:font-weight-asian="normal" style:font-size-complex="10pt" style:font-weight-complex="normal" style:text-emphasize="none"/>
    </style:style>
    <style:style style:name="T14" style:family="text">
      <style:text-properties officeooo:rsid="002f8bd1" fo:background-color="transparent" loext:char-shading-value="0"/>
    </style:style>
    <style:style style:name="T15" style:family="text">
      <style:text-properties officeooo:rsid="002f8bd1"/>
    </style:style>
    <style:style style:name="T16" style:family="text">
      <style:text-properties officeooo:rsid="0035f94d"/>
    </style:style>
    <style:style style:name="T17" style:family="text">
      <style:text-properties officeooo:rsid="003d4a66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column table:style-name="Tabela2.H"/>
        <table:table-row table:style-name="Tabela2.1">
          <table:table-cell table:style-name="Tabela2.A1" table:number-columns-spanned="8" office:value-type="string">
            <text:p text:style-name="P32">1. D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">
          <table:table-cell table:style-name="Tabela2.A2" table:number-columns-spanned="8" office:value-type="string">
            <text:p text:style-name="P17">Nome completo do viajante (conforme RG/Passaporte): </text:p>
            <text:p text:style-name="P24">Lyncon Estevan</text:p>
            <text:p text:style-name="P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">
          <table:table-cell table:style-name="Tabela2.A3" office:value-type="string">
            <text:p text:style-name="Table_20_Contents"><text:span text:style-name="T10">RG:</text:span><text:span text:style-name="T12">12.611.282-3</text:span></text:p>
          </table:table-cell>
          <table:table-cell table:style-name="Tabela2.A3" table:number-columns-spanned="4" office:value-type="string">
            <text:p text:style-name="Table_20_Contents"><text:span text:style-name="T10">CPF: </text:span><text:span text:style-name="T13">121.128.809-93</text:span></text:p>
          </table:table-cell>
          <table:covered-table-cell/>
          <table:covered-table-cell/>
          <table:covered-table-cell/>
          <table:table-cell table:style-name="Tabela2.A2" table:number-columns-spanned="3" office:value-type="string">
            <text:p text:style-name="P19">Data nascimento: <text:span text:style-name="T15">24/05/2001</text:span></text:p>
          </table:table-cell>
          <table:covered-table-cell/>
          <table:covered-table-cell/>
        </table:table-row>
        <table:table-row table:style-name="Tabela2.4">
          <table:table-cell table:style-name="Tabela2.A2" table:number-columns-spanned="8" office:value-type="string">
            <text:p text:style-name="P33"><text:span text:style-name="Fonte_20_parág._20_padrão"><text:span text:style-name="T8">( </text:span></text:span><text:span text:style-name="Fonte_20_parág._20_padrão"><text:span text:style-name="T9">X</text:span></text:span><text:span text:style-name="Fonte_20_parág._20_padrão"><text:span text:style-name="T8"> ) Colaborador <text:s text:c="23"/>( </text:span></text:span><text:span text:style-name="Fonte_20_parág._20_padrão"><text:span text:style-name="T9"/></text:span><text:span text:style-name="Fonte_20_parág._20_padrão"><text:span text:style-name="T8"> ) Bolsista/Voluntário <text:s text:c="27"/>( </text:span></text:span><text:span text:style-name="Fonte_20_parág._20_padrão"><text:span text:style-name="T9"/></text:span><text:span text:style-name="Fonte_20_parág._20_padrão"><text:span text:style-name="T8"> ) Terceiros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table-cell table:style-name="Tabela2.A2" table:number-columns-spanned="8" office:value-type="string">
            <text:p text:style-name="P34">( <text:span text:style-name="T15">X</text:span> ) <text:bookmark-start text:name="__DdeLink__372_439133231"/>Viagem a trabalho<text:bookmark-end text:name="__DdeLink__372_439133231"/> <text:s text:c="5"/>( <text:span text:style-name="T15"/> ) <text:bookmark-start text:name="__DdeLink__374_439133231"/>Evento/Congresso <text:s text:c="9"/><text:bookmark-end text:name="__DdeLink__374_439133231"/><text:s/>( <text:span text:style-name="T15"/> ) <text:bookmark-start text:name="__DdeLink__376_439133231"/>Viagem treinamento/aprimoramento<text:bookmark-end text:name="__DdeLink__376_43913323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6">
          <table:table-cell table:style-name="Tabela2.A6" table:number-columns-spanned="8" office:value-type="string">
            <text:p text:style-name="P7">2. DADOS ORÇAMENTÁRI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7">
          <table:table-cell table:style-name="Tabela2.A7" table:number-columns-spanned="8" office:value-type="string">
            <text:p text:style-name="P14">Nome e Número Convênio: <text:span text:style-name="T15">Projeto 500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8">
          <table:table-cell table:style-name="Tabela2.A8" table:number-columns-spanned="3" office:value-type="string">
            <text:p text:style-name="P22"><text:span text:style-name="T6">Nº centro de custo: </text:span><text:span text:style-name="T7">40503002</text:span></text:p>
          </table:table-cell>
          <table:covered-table-cell/>
          <table:covered-table-cell/>
          <table:table-cell table:style-name="Tabela2.D8" table:number-columns-spanned="5" office:value-type="string">
            <text:p text:style-name="P15">Fonte de recurso: <text:span text:style-name="T16">0301011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2.9">
          <table:table-cell table:style-name="Tabela2.A9" table:number-columns-spanned="3" office:value-type="string">
            <text:p text:style-name="P20">Atividade: <text:span text:style-name="T16">COPEL.001</text:span></text:p>
          </table:table-cell>
          <table:covered-table-cell/>
          <table:covered-table-cell/>
          <table:table-cell table:style-name="Tabela2.D9" table:number-columns-spanned="5" office:value-type="string">
            <text:p text:style-name="P20">Meta que rege a viagem: <text:span text:style-name="T16">terminar API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2.10">
          <table:table-cell table:style-name="Tabela2.A6" table:number-columns-spanned="8" office:value-type="string">
            <text:p text:style-name="P7">3. ORIGEM E DESTINO DA VIAGE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1">
          <table:table-cell table:style-name="Tabela2.A11" table:number-columns-spanned="3" office:value-type="string">
            <text:p text:style-name="P31">Origem: <text:span text:style-name="T15">Amazonas</text:span></text:p>
          </table:table-cell>
          <table:covered-table-cell/>
          <table:covered-table-cell/>
          <table:table-cell table:style-name="Tabela2.D11" table:number-columns-spanned="5" office:value-type="string">
            <text:p text:style-name="P31">Destino: <text:span text:style-name="T15">Piauí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2.12">
          <table:table-cell table:style-name="Tabela2.A12" table:number-columns-spanned="3" office:value-type="string">
            <text:p text:style-name="P15">Data ida: <text:span text:style-name="T15">26/04/2005</text:span></text:p>
          </table:table-cell>
          <table:covered-table-cell/>
          <table:covered-table-cell/>
          <table:table-cell table:style-name="Tabela2.D12" table:number-columns-spanned="5" office:value-type="string">
            <text:p text:style-name="P15">Data volta: <text:span text:style-name="T15">14/04/2007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2.13">
          <table:table-cell table:style-name="Tabela2.A6" table:number-columns-spanned="8" office:value-type="string">
            <text:p text:style-name="P8">4. JUSTIFICATIV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4">
          <table:table-cell table:style-name="Tabela2.A14" table:number-columns-spanned="8" office:value-type="string">
            <text:p text:style-name="P18">pq si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5">
          <table:table-cell table:style-name="Tabela2.A15" table:number-columns-spanned="8" office:value-type="string">
            <text:p text:style-name="P16">Observações: <text:span text:style-name="T14">foi mass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6">
          <table:table-cell table:style-name="Tabela2.A6" table:number-columns-spanned="8" office:value-type="string">
            <text:p text:style-name="P8">5. MEIO DE TRANSPOR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7">
          <table:table-cell table:style-name="Tabela2.A17" table:number-columns-spanned="8" office:value-type="string">
            <text:p text:style-name="P6">Passagem: <text:span text:style-name="T15">235435345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8">
          <table:table-cell table:style-name="Tabela2.A3" table:number-columns-spanned="3" office:value-type="string">
            <text:p text:style-name="P10">( <text:span text:style-name="T15"/> ) <text:bookmark-start text:name="__DdeLink__381_2868983048"/>Aérea nacional (com franquia de bagagem)<text:bookmark-end text:name="__DdeLink__381_2868983048"/></text:p>
            <text:p text:style-name="P10">( <text:span text:style-name="T15"/> ) <text:bookmark-start text:name="__DdeLink__383_2868983048"/>Aérea nacional (sem franquia de bagagem)<text:bookmark-end text:name="__DdeLink__383_2868983048"/></text:p>
            <text:p text:style-name="P10">( <text:span text:style-name="T15"/> ) <text:bookmark-start text:name="__DdeLink__385_2868983048"/>Aérea internacional<text:bookmark-end text:name="__DdeLink__385_2868983048"/></text:p>
          </table:table-cell>
          <table:covered-table-cell/>
          <table:covered-table-cell/>
          <table:table-cell table:style-name="Tabela2.D18" table:number-columns-spanned="5" office:value-type="string">
            <text:p text:style-name="P10">( <text:span text:style-name="T15">X</text:span> ) <text:bookmark-start text:name="__DdeLink__387_2868983048"/>Terrestre nacional<text:bookmark-end text:name="__DdeLink__387_2868983048"/></text:p>
            <text:p text:style-name="P10">( <text:span text:style-name="T15"> </text:span>) <text:bookmark-start text:name="__DdeLink__389_2868983048"/>Terrestre internacional<text:bookmark-end text:name="__DdeLink__389_2868983048"/></text:p>
          </table:table-cell>
          <table:covered-table-cell/>
          <table:covered-table-cell/>
          <table:covered-table-cell/>
          <table:covered-table-cell/>
        </table:table-row>
        <table:table-row table:style-name="Tabela2.19">
          <table:table-cell table:style-name="Tabela2.A17" table:number-columns-spanned="8" office:value-type="string">
            <text:p text:style-name="P6">Veículo: <text:span text:style-name="T15">kombi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0">
          <table:table-cell table:style-name="Tabela2.A20" table:number-columns-spanned="2" office:value-type="string">
            <text:p text:style-name="P10">( <text:span text:style-name="T15"/> <text:span text:style-name="T11">)</text:span> <text:bookmark-start text:name="__DdeLink__399_2868983048"/>Veículo locado<text:bookmark-end text:name="__DdeLink__399_2868983048"/>*</text:p>
          </table:table-cell>
          <table:covered-table-cell/>
          <table:table-cell table:style-name="Tabela2.C20" table:number-columns-spanned="4" office:value-type="string">
            <text:p text:style-name="P28">( <text:span text:style-name="T15">X</text:span> ) <text:bookmark-start text:name="__DdeLink__401_2868983048"/>Transporte com parceiros/terceiros<text:bookmark-end text:name="__DdeLink__401_2868983048"/></text:p>
          </table:table-cell>
          <table:covered-table-cell/>
          <table:covered-table-cell/>
          <table:covered-table-cell/>
          <table:table-cell table:style-name="Tabela2.G20" table:number-columns-spanned="2" office:value-type="string">
            <text:p text:style-name="P10">( <text:span text:style-name="T15"/> ) <text:bookmark-start text:name="__DdeLink__403_2868983048"/><text:span text:style-name="T17">D</text:span><text:bookmark-end text:name="__DdeLink__403_2868983048"/><text:span text:style-name="T17">ata</text:span></text:p>
          </table:table-cell>
          <table:covered-table-cell/>
        </table:table-row>
        <table:table-row table:style-name="Tabela2.21">
          <table:table-cell table:style-name="Tabela2.A21" table:number-columns-spanned="8" office:value-type="string">
            <text:p text:style-name="P11">* Locação de veículos (saindo de Foz do Iguaçu) – OBS.: O veículo deverá ser devolvido com o tanque abastecido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2">
          <table:table-cell table:style-name="Tabela2.A22" table:number-columns-spanned="3" office:value-type="string">
            <text:p text:style-name="P23">Nome do condutor: <text:span text:style-name="T15">Motorestenho</text:span></text:p>
            <text:p text:style-name="P23">Nº da CNH: <text:span text:style-name="T15">4593948574</text:span></text:p>
            <text:p text:style-name="P23">Validade: <text:span text:style-name="T15">23/03/2004</text:span></text:p>
          </table:table-cell>
          <table:covered-table-cell/>
          <table:covered-table-cell/>
          <table:table-cell table:style-name="Tabela2.D22" table:number-columns-spanned="5" office:value-type="string">
            <text:p text:style-name="P10">Data/Hora retirada do veículo na agência: <text:span text:style-name="T15">21/01/2003 03:00</text:span></text:p>
            <text:p text:style-name="P10">Data/Hora devolução do veículo na agência: <text:span text:style-name="T15">25/01/2003 06:00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2.23">
          <table:table-cell table:style-name="Tabela2.A1" table:number-columns-spanned="8" office:value-type="string">
            <text:p text:style-name="P21"><text:span text:style-name="Fonte_20_parág._20_padrão"><text:span text:style-name="T5">6.</text:span></text:span><text:span text:style-name="Fonte_20_parág._20_padrão"><text:span text:style-name="T6"> HOSPEDAGEM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4">
          <table:table-cell table:style-name="Tabela2.A24" table:number-columns-spanned="4" office:value-type="string">
            <text:p text:style-name="P23"/>
            <text:p text:style-name="P23">Data: <text:span text:style-name="T15">23/03/2005</text:span></text:p>
            <text:p text:style-name="P23">Horário de entrada: <text:span text:style-name="T15">04:00</text:span></text:p>
          </table:table-cell>
          <table:covered-table-cell/>
          <table:covered-table-cell/>
          <table:covered-table-cell/>
          <table:table-cell table:style-name="Tabela2.E24" table:number-columns-spanned="4" office:value-type="string">
            <text:p text:style-name="P23"/>
            <text:p text:style-name="P23">Data: <text:span text:style-name="T15">12/04/2007</text:span> </text:p>
            <text:p text:style-name="P23">Horário de saída: <text:span text:style-name="T15">02:00</text:span> </text:p>
          </table:table-cell>
          <table:covered-table-cell/>
          <table:covered-table-cell/>
          <table:covered-table-cell/>
        </table:table-row>
        <table:table-row table:style-name="Tabela2.25">
          <table:table-cell table:style-name="Tabela2.A6" table:number-columns-spanned="8" office:value-type="string">
            <text:p text:style-name="P7">7. ADIANTAMENTO PARA OUTRAS DESPESAS (apenas colaborador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a2.26">
          <table:table-cell table:style-name="Tabela2.A26" table:number-columns-spanned="7" office:value-type="string">
            <text:p text:style-name="P9">Tipo de despes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26" office:value-type="string">
            <text:p text:style-name="P9">Valor estimado R$</text:p>
          </table:table-cell>
        </table:table-row>
        <table:table-row table:style-name="Tabela2.27">
          <table:table-cell table:style-name="Tabela2.A27" table:number-columns-spanned="7" office:value-type="string">
            <text:p text:style-name="P10">Aluguel de veículos (locado fora de Foz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27" office:value-type="string">
            <text:p text:style-name="P12">0,00</text:p>
          </table:table-cell>
        </table:table-row>
        <table:table-row table:style-name="Tabela2.28">
          <table:table-cell table:style-name="Tabela2.A28" table:number-columns-spanned="7" office:value-type="string">
            <text:p text:style-name="P10">Combustív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28" office:value-type="string">
            <text:p text:style-name="P12">0,00</text:p>
          </table:table-cell>
        </table:table-row>
        <table:table-row table:style-name="Tabela2.29">
          <table:table-cell table:style-name="Tabela2.A29" table:number-columns-spanned="7" office:value-type="string">
            <text:p text:style-name="P10">Estaciona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29" office:value-type="string">
            <text:p text:style-name="P12">12.04</text:p>
          </table:table-cell>
        </table:table-row>
        <table:table-row table:style-name="Tabela2.30">
          <table:table-cell table:style-name="Tabela2.A30" table:number-columns-spanned="7" office:value-type="string">
            <text:p text:style-name="P10">Passagens rodoviárias (metrô/ônibu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30" office:value-type="string">
            <text:p text:style-name="P12">0,00</text:p>
          </table:table-cell>
        </table:table-row>
        <table:table-row table:style-name="Tabela2.31">
          <table:table-cell table:style-name="Tabela2.A31" table:number-columns-spanned="7" office:value-type="string">
            <text:p text:style-name="P10">Passagens rodoviárias internaciona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31" office:value-type="string">
            <text:p text:style-name="P12">0,00</text:p>
          </table:table-cell>
        </table:table-row>
        <table:table-row table:style-name="Tabela2.32">
          <table:table-cell table:style-name="Tabela2.A32" table:number-columns-spanned="7" office:value-type="string">
            <text:p text:style-name="P10">Pedág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32" office:value-type="string">
            <text:p text:style-name="P12">0,00</text:p>
          </table:table-cell>
        </table:table-row>
        <table:table-row table:style-name="Tabela2.33">
          <table:table-cell table:style-name="Tabela2.A33" table:number-columns-spanned="7" office:value-type="string">
            <text:p text:style-name="P10">Seguro internacional (obrigatóri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33" office:value-type="string">
            <text:p text:style-name="P12">0,00</text:p>
          </table:table-cell>
        </table:table-row>
        <table:table-row table:style-name="Tabela2.34">
          <table:table-cell table:style-name="Tabela2.A34" table:number-columns-spanned="7" office:value-type="string">
            <text:p text:style-name="P10">Táx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34" office:value-type="string">
            <text:p text:style-name="P12">0,00</text:p>
          </table:table-cell>
        </table:table-row>
        <table:table-row table:style-name="Tabela2.35">
          <table:table-cell table:style-name="Tabela2.A35" table:number-columns-spanned="7" office:value-type="string">
            <text:p text:style-name="P10">Ver outras despesas de locação de veículos (sinistros, gps, lavagem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35" office:value-type="string">
            <text:p text:style-name="P13">0.00</text:p>
          </table:table-cell>
        </table:table-row>
        <table:table-row table:style-name="Tabela2.36">
          <table:table-cell table:style-name="Tabela2.A6" table:number-columns-spanned="8" office:value-type="string">
            <text:p text:style-name="P7">8. QUANTO À NORMA DE VIAGENS DA PTI-B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7">
          <table:table-cell table:style-name="Tabela2.A37" table:number-columns-spanned="8" office:value-type="string">
            <text:p text:style-name="P29">Declaro conhecer e respeitar o teor da Norma de Viagens PTI-BR, disponível no GED, estando ciente das devidas responsabilidades em caso de viagem de bolsista, voluntário ou terceiro demandado neste formulário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283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hyphenation-ladder-count="no-limit"/>
      <style:text-properties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fo:hyphenation-ladder-count="no-limit"/>
      <style:text-properties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 fo:hyphenation-ladder-count="no-limit"/>
      <style:text-properties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hyphenation-ladder-count="no-limit"/>
      <style:text-properties fo:font-size="18pt" style:font-size-asian="18pt" style:font-size-complex="18pt"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fo:hyphenation-ladder-count="no-limit" text:number-lines="false" text:line-number="0"/>
      <style:text-properties fo:font-size="10.5pt" style:font-size-asian="10.5p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nte_20_parág._20_padrão" style:display-name="Fonte parág. padrão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Rodapé_20_Char" style:display-name="Rodapé Char" style:family="text" style:parent-style-name="Fonte_20_parág._20_padrão">
      <style:text-properties style:font-name-complex="Mangal" style:font-family-complex="Mangal" style:font-family-generic-complex="system" style:font-pitch-complex="variable" style:font-size-complex="10.5pt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Tabela1" style:family="table">
      <style:table-properties style:width="6.3in" fo:margin-left="0.3868in" table:align="left"/>
    </style:style>
    <style:style style:name="Tabela1.A" style:family="table-column">
      <style:table-column-properties style:column-width="1.5458in"/>
    </style:style>
    <style:style style:name="Tabela1.B" style:family="table-column">
      <style:table-column-properties style:column-width="1.3049in"/>
    </style:style>
    <style:style style:name="Tabela1.C" style:family="table-column">
      <style:table-column-properties style:column-width="1.1299in"/>
    </style:style>
    <style:style style:name="Tabela1.D" style:family="table-column">
      <style:table-column-properties style:column-width="1.4583in"/>
    </style:style>
    <style:style style:name="Tabela1.E" style:family="table-column">
      <style:table-column-properties style:column-width="0.8611in"/>
    </style:style>
    <style:style style:name="Tabela1.A1" style:family="table-cell">
      <style:table-cell-properties style:vertical-align="middle" fo:padding="0.0382in" fo:border-left="1pt solid #000000" fo:border-right="none" fo:border-top="1pt solid #000000" fo:border-bottom="1pt solid #000000" style:writing-mode="lr-tb"/>
    </style:style>
    <style:style style:name="Tabela1.E1" style:family="table-cell">
      <style:table-cell-properties style:vertical-align="middle" fo:padding="0.0382in" fo:border="1pt solid #000000" style:writing-mode="lr-tb"/>
    </style:style>
    <style:style style:name="Tabela1.B2" style:family="table-cell">
      <style:table-cell-properties style:vertical-align="middle" fo:padding="0.0382in" fo:border-left="1pt solid #000000" fo:border-right="none" fo:border-top="none" fo:border-bottom="1pt solid #000000" style:writing-mode="lr-tb"/>
    </style:style>
    <style:style style:name="Tabela1.E2" style:family="table-cell">
      <style:table-cell-properties style:vertical-align="middle" fo:padding="0.0382in" fo:border-left="1pt solid #000000" fo:border-right="1pt solid #000000" fo:border-top="none" fo:border-bottom="1pt solid #000000" style:writing-mode="lr-tb"/>
    </style:style>
    <style:style style:name="Tabela1.3" style:family="table-row">
      <style:table-row-properties style:min-row-height="0.2563in" style:use-optimal-row-height="false"/>
    </style:style>
    <style:style style:name="MP1" style:family="paragraph" style:parent-style-name="Header">
      <style:paragraph-properties fo:margin-left="0.3937in" fo:margin-right="0in" fo:text-indent="0in" style:auto-text-indent="false">
        <style:tab-stops>
          <style:tab-stop style:position="2.9528in" style:type="center"/>
          <style:tab-stop style:position="6.2992in" style:type="right"/>
        </style:tab-stops>
      </style:paragraph-properties>
    </style:style>
    <style:style style:name="MP2" style:family="paragraph" style:parent-style-name="Table_20_Contents">
      <style:paragraph-properties style:snap-to-layout-grid="false"/>
    </style:style>
    <style:style style:name="MP3" style:family="paragraph" style:parent-style-name="Table_20_Contents">
      <style:paragraph-properties fo:text-align="center" style:justify-single-word="false"/>
      <style:text-properties style:font-name="Arial1" style:font-name-complex="Arial1"/>
    </style:style>
    <style:style style:name="MP4" style:family="paragraph" style:parent-style-name="Table_20_Contents">
      <style:paragraph-properties fo:margin-left="0.0937in" fo:margin-right="0.0209in" fo:text-align="center" style:justify-single-word="false" fo:text-indent="0in" style:auto-text-indent="false">
        <style:tab-stops/>
      </style:paragraph-properties>
      <style:text-properties fo:color="#000000" style:font-name="Arial1" fo:font-size="11pt" style:font-size-asian="11pt" style:font-name-complex="Arial1" style:font-size-complex="11pt"/>
    </style:style>
    <style:style style:name="MP5" style:family="paragraph" style:parent-style-name="Table_20_Contents">
      <style:paragraph-properties fo:text-align="center" style:justify-single-word="false"/>
      <style:text-properties fo:color="#000000" style:font-name="Arial1" fo:font-size="12pt" style:font-size-asian="12pt" style:font-name-complex="Arial1"/>
    </style:style>
    <style:style style:name="MP6" style:family="paragraph" style:parent-style-name="Table_20_Contents">
      <style:paragraph-properties fo:text-align="center" style:justify-single-word="false"/>
      <style:text-properties style:font-name="Arial1" fo:font-size="12pt" style:font-size-asian="12pt" style:font-name-complex="Arial1"/>
    </style:style>
    <style:style style:name="MP7" style:family="paragraph" style:parent-style-name="Standard">
      <style:paragraph-properties fo:text-align="center" style:justify-single-word="false"/>
    </style:style>
    <style:style style:name="MP8" style:family="paragraph" style:parent-style-name="Standard">
      <style:paragraph-properties fo:text-align="center" style:justify-single-word="false" style:snap-to-layout-grid="false">
        <style:tab-stops>
          <style:tab-stop style:position="0in"/>
        </style:tab-stops>
      </style:paragraph-properties>
      <style:text-properties fo:text-transform="uppercase" fo:color="#000000" style:font-name="Arial1" fo:font-weight="bold" style:font-weight-asian="bold" style:font-name-complex="Arial1" style:font-weight-complex="bold"/>
    </style:style>
    <style:style style:name="MT1" style:family="text">
      <style:text-properties style:language-asian="pt" style:country-asian="BR" style:language-complex="ar" style:country-complex="SA"/>
    </style:style>
    <style:style style:name="MT2" style:family="text">
      <style:text-properties style:font-name="Arial1"/>
    </style:style>
    <style:style style:name="MT3" style:family="text">
      <style:text-properties style:font-name="Arial1" style:font-name-asian="Arial1" style:font-name-complex="Arial1"/>
    </style:style>
    <style:style style:name="MT4" style:family="text">
      <style:text-properties style:font-name="Arial1" style:font-name-complex="Arial1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1972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5902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column table:style-name="Tabela1.E"/>
          <table:table-row>
            <table:table-cell table:style-name="Tabela1.A1" table:number-rows-spanned="2" office:value-type="string">
              <text:p text:style-name="MP2"><draw:frame draw:style-name="Mfr1" draw:name="Figura1" text:anchor-type="paragraph" svg:x="0.052in" svg:y="0in" svg:width="1.3744in" style:rel-width="scale" svg:height="0.6311in" style:rel-height="scale" draw:z-index="1"><draw:image xlink:href="Pictures/10000201000009410000044179394C5D3411C8C6.png" xlink:type="simple" xlink:show="embed" xlink:actuate="onLoad" loext:mime-type="image/png"/></draw:frame><text:span text:style-name="Fonte_20_parág._20_padrão"><text:span text:style-name="MT1"/></text:span></text:p>
            </table:table-cell>
            <table:table-cell table:style-name="Tabela1.A1" office:value-type="string">
              <text:p text:style-name="MP3">Código do documento</text:p>
            </table:table-cell>
            <table:table-cell table:style-name="Tabela1.A1" office:value-type="string">
              <text:p text:style-name="MP3">Revisão</text:p>
            </table:table-cell>
            <table:table-cell table:style-name="Tabela1.A1" office:value-type="string">
              <text:p text:style-name="MP3">Data da Revisão</text:p>
            </table:table-cell>
            <table:table-cell table:style-name="Tabela1.E1" office:value-type="string">
              <text:p text:style-name="MP3">Nº. de páginas</text:p>
            </table:table-cell>
          </table:table-row>
          <table:table-row>
            <table:covered-table-cell/>
            <table:table-cell table:style-name="Tabela1.B2" office:value-type="string">
              <text:p text:style-name="MP4">FORM.AP.001</text:p>
            </table:table-cell>
            <table:table-cell table:style-name="Tabela1.B2" office:value-type="string">
              <text:p text:style-name="MP5">1.2</text:p>
            </table:table-cell>
            <table:table-cell table:style-name="Tabela1.B2" office:value-type="string">
              <text:p text:style-name="MP6">20/12/2017</text:p>
            </table:table-cell>
            <table:table-cell table:style-name="Tabela1.E2" office:value-type="string">
              <text:p text:style-name="MP7"><text:span text:style-name="Fonte_20_parág._20_padrão"><text:span text:style-name="MT2"><text:page-number text:select-page="current">2</text:page-number></text:span></text:span><text:span text:style-name="Fonte_20_parág._20_padrão"><text:span text:style-name="MT3"><text:s/></text:span></text:span><text:span text:style-name="Fonte_20_parág._20_padrão"><text:span text:style-name="MT4">de </text:span></text:span><text:span text:style-name="Fonte_20_parág._20_padrão"><text:span text:style-name="MT2"><text:page-count style:num-format="1">2</text:page-count></text:span></text:span></text:p>
            </table:table-cell>
          </table:table-row>
          <table:table-row table:style-name="Tabela1.3">
            <table:table-cell table:style-name="Tabela1.E2" table:number-columns-spanned="5" office:value-type="string">
              <text:p text:style-name="MP8">FORMULÁRIO - APOIO REQUISIÇÃO DE VIAGEM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Daniela Mattos</meta:initial-creator>
    <meta:creation-date>2015-10-15T15:56:00Z</meta:creation-date>
    <dc:date>2019-09-24T14:32:40.558892107</dc:date>
    <meta:print-date>2017-02-24T16:35:00Z</meta:print-date>
    <meta:editing-cycles>107</meta:editing-cycles>
    <meta:editing-duration>PT19H4M6S</meta:editing-duration>
    <meta:document-statistic meta:table-count="2" meta:image-count="1" meta:object-count="0" meta:page-count="2" meta:paragraph-count="76" meta:word-count="326" meta:character-count="2336" meta:non-whitespace-character-count="2016"/>
    <meta:template xlink:type="simple" xlink:actuate="onRequest" xlink:title="" xlink:href="../FORM.AP.001%20-%20Formulário%20Apoio%20Requisição%20de%20Viagem%20-%20Felipe%20-%2004-10.odt/Normal"/>
  </office:meta>
</office:document-meta>
</file>